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39" style:parent-style-name="Standard" style:family="paragraph">
      <style:text-properties fo:font-size="6pt" style:font-size-asian="6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6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6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9" style:parent-style-name="Standard" style:family="paragraph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style:font-weight-complex="bold" style:font-style-complex="italic" fo:font-size="11pt" style:font-size-asian="11pt"/>
    </style:style>
    <style:style style:name="T89" style:parent-style-name="DefaultParagraphFont" style:family="text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1" style:parent-style-name="Standard" style:family="paragraph">
      <style:text-properties style:font-weight-complex="bold" style:font-style-complex="italic" fo:font-size="11pt" style:font-size-asian="11pt"/>
    </style:style>
    <style:style style:name="P92" style:parent-style-name="Standard" style:family="paragraph">
      <style:text-properties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fo:font-size="11pt" style:font-size-asian="11pt"/>
    </style:style>
    <style:style style:name="P110" style:parent-style-name="Standard" style:family="paragraph">
      <style:text-properties style:font-weight-complex="bold" fo:font-size="11pt" style:font-size-asian="11pt"/>
    </style:style>
    <style:style style:name="P111" style:parent-style-name="Standard" style:family="paragraph">
      <style:text-properties style:font-weight-complex="bold" fo:font-size="11pt" style:font-size-asian="11pt"/>
    </style:style>
    <style:style style:name="T11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4" style:parent-style-name="DefaultParagraphFont" style:family="text">
      <style:text-properties style:font-weight-complex="bold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7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style:text-position="super 63.6%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style:text-position="super 63.6%" fo:font-size="11pt" style:font-size-asian="11pt"/>
    </style:style>
    <style:style style:name="T150" style:parent-style-name="DefaultParagraphFont" style:family="text">
      <style:text-properties style:font-weight-complex="bold" fo:font-size="11pt" style:font-size-asian="11pt"/>
    </style:style>
    <style:style style:name="T15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ize="11pt" style:font-size-asian="11pt"/>
    </style:style>
    <style:style style:name="T186" style:parent-style-name="DefaultParagraphFont" style:family="text">
      <style:text-properties style:font-weight-complex="bold" fo:font-size="11pt" style:font-size-asian="11pt"/>
    </style:style>
    <style:style style:name="T187" style:parent-style-name="DefaultParagraphFont" style:family="text">
      <style:text-properties style:font-weight-complex="bold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90" style:parent-style-name="DefaultParagraphFont" style:family="text">
      <style:text-properties fo:font-style="italic" style:font-style-asian="italic" fo:font-size="11pt" style:font-size-asian="11pt"/>
    </style:style>
    <style:style style:name="T191" style:parent-style-name="DefaultParagraphFont" style:family="text">
      <style:text-properties fo:font-style="italic" style:font-style-asian="italic" fo:font-size="11pt" style:font-size-asian="11pt"/>
    </style:style>
    <style:style style:name="T192" style:parent-style-name="DefaultParagraphFont" style:family="text">
      <style:text-properties fo:font-style="italic" style:font-style-asian="italic" fo:font-size="11pt" style:font-size-asian="11pt"/>
    </style:style>
    <style:style style:name="T193" style:parent-style-name="DefaultParagraphFont" style:family="text">
      <style:text-properties fo:font-style="italic" style:font-style-asian="italic" fo:font-size="11pt" style:font-size-asian="11pt"/>
    </style:style>
    <style:style style:name="T194" style:parent-style-name="DefaultParagraphFont" style:family="text">
      <style:text-properties fo:font-style="italic" style:font-style-asian="italic" fo:font-size="11pt" style:font-size-asian="11pt"/>
    </style:style>
    <style:style style:name="T195" style:parent-style-name="DefaultParagraphFont" style:family="text">
      <style:text-properties fo:font-style="italic" style:font-style-asian="italic" fo:font-size="11pt" style:font-size-asian="11pt"/>
    </style:style>
    <style:style style:name="T196" style:parent-style-name="DefaultParagraphFont" style:family="text">
      <style:text-properties fo:font-style="italic" style:font-style-asian="italic" fo:font-size="11pt" style:font-size-asian="11pt"/>
    </style:style>
    <style:style style:name="T197" style:parent-style-name="DefaultParagraphFont" style:family="text">
      <style:text-properties fo:font-style="italic" style:font-style-asian="italic" fo:font-size="11pt" style:font-size-asian="11pt"/>
    </style:style>
    <style:style style:name="T198" style:parent-style-name="DefaultParagraphFont" style:family="text">
      <style:text-properties fo:font-style="italic" style:font-style-asian="italic" fo:font-size="11pt" style:font-size-asian="11pt"/>
    </style:style>
    <style:style style:name="T199" style:parent-style-name="DefaultParagraphFont" style:family="text">
      <style:text-properties fo:font-style="italic" style:font-style-asian="italic" fo:font-size="11pt" style:font-size-asian="11pt"/>
    </style:style>
    <style:style style:name="T200" style:parent-style-name="DefaultParagraphFont" style:family="text">
      <style:text-properties fo:font-style="italic" style:font-style-asian="italic" fo:font-size="11pt" style:font-size-asian="11pt"/>
    </style:style>
    <style:style style:name="P20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202" style:parent-style-name="Standard" style:family="paragraph">
      <style:paragraph-properties fo:line-height="125%"/>
      <style:text-properties style:font-weight-complex="bold" fo:font-size="11pt" style:font-size-asian="11pt" style:font-size-complex="11pt"/>
    </style:style>
    <style:style style:name="P203" style:parent-style-name="Standard" style:family="paragraph">
      <style:paragraph-properties fo:line-height="125%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2" style:parent-style-name="Standard" style:family="paragraph">
      <style:paragraph-properties fo:line-height="125%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23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2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6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7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8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9" style:parent-style-name="Framecontents" style:family="paragraph">
      <style:paragraph-properties fo:line-height="110%"/>
    </style:style>
    <style:style style:name="T230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 2020</text:span></text:p>
          <text:list text:continue-numbering="true">
            <text:list-item>
              <text:p text:style-name="P35"><text:span text:style-name="T36">GPA: 3.82</text:span></text:p>
            </text:list-item>
          </text:list>
        </text:list-item>
        <text:list-item>
          <text:p text:style-name="P37">Major: Computer Science; Minor:<text:s/>Mathematics</text:p>
        </text:list-item>
      </text:list>
      <text:p text:style-name="P38">Experience<text:s/></text:p>
      <text:p text:style-name="P39"/>
      <text:p text:style-name="Standard"><text:span text:style-name="T40">JP Morgan Chase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text:s text:c="10"/></text:span><text:span text:style-name="T51"><text:tab/><text:s text:c="9"/></text:span><text:span text:style-name="T52">June 2019</text:span></text:p>
      <text:p text:style-name="Standard"><text:span text:style-name="T53">Software Development Intern</text:span><text:span text:style-name="T54"><text:tab/></text:span><text:span text:style-name="T55"><text:tab/></text:span><text:span text:style-name="T56"><text:tab/></text:span><text:span text:style-name="T57"><text:tab/><text:s text:c="6"/></text:span><text:span text:style-name="T58"><text:tab/><text:s text:c="17"/></text:span><text:span text:style-name="T59"><text:tab/></text:span><text:span text:style-name="T60"><text:tab/></text:span><text:span text:style-name="T61"><text:tab/><text:s text:c="10"/></text:span></text:p>
      <text:p text:style-name="P62">Developed full-stack application used for ADR investments built in Spring, Redux, RESTful, and React</text:p>
      <text:p text:style-name="Standard"><text:span text:style-name="T63">Capital One</text:span><text:span text:style-name="T64"><text:s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text:s text:c="23"/></text:span><text:span text:style-name="T75">June-August 2018</text:span></text:p>
      <text:p text:style-name="P76">Associate Software Engineer</text:p>
      <text:p text:style-name="P77">Worked on core team for developing web application operating on the orchestration and frontend layers</text:p>
      <text:p text:style-name="P78">Created<text:s/>production<text:s/>features such as content modals, new API routing, and componentizations of widgets using AngularJS, TypeScript, and Java<text:s/></text:p>
      <text:p text:style-name="P79"><text:tab/>Wrote end-to-end tests in Cucumber and Protractor and used Mountebank to simulate API calls and failures</text:p>
      <text:p text:style-name="Standard"><text:span text:style-name="T80">Associate Software Engineer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text:s text:c="7"/></text:span><text:span text:style-name="T88"><text:tab/></text:span><text:span text:style-name="T89"><text:tab/><text:s text:c="9"/></text:span><text:span text:style-name="T90">June-August 2017</text:span></text:p>
      <text:p text:style-name="P91"><text:tab/>Helped develop application using AngularJS, Groovy, and writing unit tests using Karma</text:p>
      <text:p text:style-name="P92"><text:tab/>Learned and used Agile methodology by attending daily scrums,<text:s/>standups and using tools such as Jira</text:p>
      <text:p text:style-name="Standard"><text:span text:style-name="T93">L&amp;S Center for Academic Excellence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text:s text:c="6"/></text:span><text:span text:style-name="T102">Oct 2017- May 2018</text:span></text:p>
      <text:p text:style-name="Standard"><text:span text:style-name="T103">Webmaster and Social Media Coordinator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Standard"><text:span text:style-name="T108"><text:tab/></text:span><text:span text:style-name="T109">Developed website for Center for Academic Excellence, utilizing Google Analytics to optimize pages</text:span></text:p>
      <text:p text:style-name="P110"><text:tab/>Coordinated with Letters and Science organizations and programs to maintain and rework site</text:p>
      <text:p text:style-name="P111"><text:tab/>Employed social media to generate interest in the CAE website and programs</text:p>
      <text:p text:style-name="Standard"><text:span text:style-name="T112">Brain Health Alliance</text:span></text:p>
      <text:p text:style-name="Standard"><text:span text:style-name="T113">Software Intern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text:s text:c="6"/></text:span><text:span text:style-name="T120"><text:tab/><text:s text:c="17"/></text:span><text:span text:style-name="T121"><text:tab/></text:span><text:span text:style-name="T122"><text:tab/></text:span><text:span text:style-name="T123"><text:tab/><text:s text:c="4"/>June-September 2016</text:span></text:p>
      <text:p text:style-name="P124">Utilized a MEAN full-stack solution to investigate the potential of a NoSQL semantic web</text:p>
      <text:p text:style-name="P125">Focused on implementing MongoDB database with Mongoose as part of a Node web application</text:p>
      <text:p text:style-name="P126">Collaborate with peers to write and publish a paper in the W3 Consortium journal</text:p>
      <text:p text:style-name="P127">STEMBassadors</text:p>
      <text:p text:style-name="Standard"><text:span text:style-name="T128"><text:s/></text:span><text:span text:style-name="T129">Teacher Assistant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text:s text:c="4"/></text:span><text:span text:style-name="T138"><text:tab/></text:span><text:span text:style-name="T139"><text:tab/><text:s text:c="4"/></text:span><text:span text:style-name="T140">June-September 2015</text:span></text:p>
      <text:p text:style-name="Standard"><text:span text:style-name="T141"><text:tab/>Worked with<text:s/></text:span><text:span text:style-name="T142">students</text:span><text:span text:style-name="T143"><text:s/>help develop STEM interests<text:s/></text:span><text:span text:style-name="T144">among</text:span><text:span text:style-name="T145"><text:s/></text:span><text:span text:style-name="T146">1</text:span><text:span text:style-name="T147">st</text:span><text:span text:style-name="T148"><text:s/>to 6</text:span><text:span text:style-name="T149">th</text:span><text:span text:style-name="T150"><text:s/>graders</text:span></text:p>
      <text:p text:style-name="Standard"><text:span text:style-name="T151">Extracurriculars and Leadership</text:span></text:p>
      <text:p text:style-name="Standard"><text:span text:style-name="T152">UNICEF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text:s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text:s text:c="4"/>2</text:span><text:span text:style-name="T165">017-Present</text:span></text:p>
      <text:p text:style-name="Standard"><text:span text:style-name="T166">Software Development Club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text:s text:c="4"/>2017-Present</text:span></text:p>
      <text:p text:style-name="Standard"><text:span text:style-name="T177">Artificial Intelligence Club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text:s text:c="4"/></text:span><text:span text:style-name="T188">2017-</text:span><text:span text:style-name="T189">Present</text:span></text:p>
      <text:p text:style-name="Standard"><text:span text:style-name="T190">Intermural Racquetball League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text:s text:c="4"/>2017-Present</text:span></text:p>
      <text:p text:style-name="P201">Honors and<text:s/>Achievements</text:p>
      <text:p text:style-name="P202">Carbon Hackathon - Best Hardware Hack<text:tab/><text:tab/><text:tab/><text:tab/><text:tab/><text:tab/><text:tab/><text:tab/><text:tab/><text:s text:c="4"/>2018</text:p>
      <text:p text:style-name="P203"><text:span text:style-name="T204">National AP Scholar and AP Scholar with Distinction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text:s text:c="12"/></text:span><text:span text:style-name="T211"><text:tab/><text:s text:c="4"/>2016 &amp; 2017</text:span></text:p>
      <text:p text:style-name="P212"><text:span text:style-name="T213">Jefferson Crew Most Valuable Player<text:s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text:s text:c="3"/>Summer 2016</text:span></text:p>
      <text:p text:style-name="P223">Skills<text:tab/><text:tab/><text:tab/><text:tab/><text:tab/><text:tab/><text:tab/><text:s text:c="7"/></text:p>
      <text:p text:style-name="Standard"><draw:frame draw:z-index="251658240" draw:id="id0" draw:style-name="a0" draw:name="Frame2" text:anchor-type="paragraph" svg:x="4.00833in" svg:y="0.00903in" svg:width="3.48264in" svg:height="0.75764in" style:rel-width="scale" style:rel-height="scale"><draw:text-box><text:p text:style-name="P224">Testing: JUnit, Jasmine, Karma, Mocha, Chai,<text:s/><text:tab/>Protractor, Cucumber, Mountebank</text:p><text:p text:style-name="P225">Misc.: Git, Linux</text:p><text:p text:style-name="P226"/><text:p text:style-name="P227"/></draw:text-box><svg:title/><svg:desc/></draw:frame><draw:frame draw:id="id1" draw:style-name="a1" draw:name="Frame2" text:anchor-type="as-char" svg:x="0in" svg:y="0in" svg:width="3.70764in" svg:height="0.69167in" style:rel-width="scale" style:rel-height="scale"><draw:text-box><text:p text:style-name="P228">Programming Languages: Java, Python, JavaScript</text:p><text:p text:style-name="P229"><text:span text:style-name="T230">Relevant Interests: Artificial Intelligence and RNN</text:span></text:p></draw:text-box><svg:title/><svg:desc/></draw:frame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9-06-23T00:52:00Z</dc:date>
    <meta:print-date>2018-09-12T15:13:00Z</meta:print-date>
    <meta:template xlink:href="Normal.dotm" xlink:type="simple"/>
    <meta:editing-cycles>230</meta:editing-cycles>
    <meta:editing-duration>PT10038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2" meta:character-count="2557" meta:row-count="18" meta:non-whitespace-character-count="2180"/>
  </office:meta>
</office:document-meta>
</file>